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7.243cm" fo:min-width="15.248cm"/>
    </style:style>
    <style:style style:name="gr2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528cm" fo:min-width="4.32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3.052cm" fo:min-width="7.7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528cm" fo:min-width="5.85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3.433cm" fo:min-width="7.501cm"/>
      <style:paragraph-properties style:writing-mode="lr-tb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274cm" fo:min-width="5.088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3.433cm" fo:min-width="7.501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887cm" fo:min-width="15.248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9.021cm" fo:min-width="15.248cm"/>
    </style:style>
    <style:style style:name="gr11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6.608cm" fo:min-width="8.898cm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639cm" fo:min-width="2.802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403cm" fo:min-width="4.304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292cm" fo:min-width="4.304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355cm" fo:min-width="4.304cm"/>
      <style:paragraph-properties style:writing-mode="lr-tb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15.2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02cm" fo:min-width="3.945cm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639cm" fo:min-width="3.945cm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63cm" fo:min-width="15.248cm"/>
      <style:paragraph-properties style:writing-mode="lr-tb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9.675cm" fo:min-width="15.248cm"/>
    </style:style>
    <style:style style:name="gr21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217cm" fo:min-width="3.945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777cm" fo:min-width="3.945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4.978cm" fo:min-width="5.85cm"/>
      <style:paragraph-properties style:writing-mode="lr-tb"/>
    </style:style>
    <style:style style:name="gr24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4.999cm" fo:min-width="5.85cm"/>
      <style:paragraph-properties style:writing-mode="lr-tb"/>
    </style:style>
    <style:style style:name="gr25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777cm" fo:min-width="5.85cm"/>
      <style:paragraph-properties style:writing-mode="lr-tb"/>
    </style:style>
    <style:style style:name="gr26" style:family="graphic" style:parent-style-name="objectwithoutfill">
      <style:graphic-properties svg:stroke-color="#000000"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fo:color="#5983b0"/>
    </style:style>
    <style:style style:name="P8" style:family="paragraph">
      <style:paragraph-properties fo:margin-left="0cm" fo:margin-right="0cm" fo:text-align="justify" fo:text-indent="0cm" style:text-autospace="none"/>
    </style:style>
    <style:style style:name="P9" style:family="paragraph">
      <loext:graphic-properties draw:fill="none"/>
      <style:paragraph-properties fo:margin-left="0cm" fo:margin-right="0cm" fo:text-align="justify" fo:text-indent="0cm" style:text-autospace="none"/>
      <style:text-properties fo:color="#000000" fo:font-size="10pt" fo:language="id" fo:country="ID" fo:font-weight="bold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10" style:family="paragraph">
      <style:paragraph-properties fo:margin-left="0cm" fo:margin-right="0cm" fo:text-indent="0cm" style:text-autospace="none"/>
    </style:style>
    <style:style style:name="P11" style:family="paragraph">
      <loext:graphic-properties draw:fill="none"/>
      <style:paragraph-properties fo:margin-left="0cm" fo:margin-right="0cm" fo:text-align="center" fo:text-indent="0cm" style:text-autospace="none"/>
      <style:text-properties fo:color="#000000" fo:font-size="13pt" fo:language="id" fo:country="ID" fo:font-weight="bold" style:font-size-asian="13pt" style:language-asian="en" style:country-asian="US" style:font-weight-asian="bold" style:font-name-complex="Times New Roman" style:font-size-complex="13pt" style:language-complex="ar" style:country-complex="SA" style:font-weight-complex="bold"/>
    </style:style>
    <style:style style:name="P12" style:family="paragraph">
      <style:paragraph-properties fo:margin-left="0cm" fo:margin-right="0cm" fo:text-align="center" fo:text-indent="0cm" style:text-autospace="none"/>
    </style:style>
    <style:style style:name="P13" style:family="paragraph">
      <loext:graphic-properties draw:fill="none"/>
      <style:paragraph-properties fo:margin-left="0cm" fo:margin-right="0cm" fo:text-align="center" fo:text-indent="0cm" style:text-autospace="none"/>
      <style:text-properties fo:color="#000000" fo:font-size="11pt" fo:language="id" fo:country="ID" fo:font-weight="bold" style:font-size-asian="11pt" style:language-asian="en" style:country-asian="US" style:font-weight-asian="bold" style:font-name-complex="Times New Roman" style:font-size-complex="11pt" style:language-complex="ar" style:country-complex="SA" style:font-weight-complex="bold"/>
    </style:style>
    <style:style style:name="P14" style:family="paragraph">
      <loext:graphic-properties draw:fill="none"/>
      <style:paragraph-properties fo:text-align="start"/>
    </style:style>
    <style:style style:name="P1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="none"/>
      <style:paragraph-properties fo:text-align="start"/>
      <style:text-properties fo:color="#ff0000"/>
    </style:style>
    <style:style style:name="P17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8" style:family="paragraph">
      <loext:graphic-properties draw:fill="non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5983b0"/>
    </style:style>
    <style:style style:name="T2" style:family="text">
      <style:text-properties fo:color="#000000" fo:font-size="13pt" fo:language="id" fo:country="ID" fo:font-weight="bold" style:font-size-asian="13pt" style:language-asian="en" style:country-asian="US" style:font-weight-asian="bold" style:font-name-complex="Times New Roman" style:font-size-complex="13pt" style:language-complex="ar" style:country-complex="SA" style:font-weight-complex="bold"/>
    </style:style>
    <style:style style:name="T3" style:family="text">
      <style:text-properties fo:color="#000000" fo:font-size="11pt" fo:language="id" fo:country="ID" fo:font-weight="bold" style:font-size-asian="11pt" style:language-asian="en" style:country-asian="US" style:font-weight-asian="bold" style:font-name-complex="Times New Roman" style:font-size-complex="11pt" style:language-complex="ar" style:country-complex="SA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748cm" svg:height="7.493cm" svg:x="3.032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826cm" svg:height="1.778cm" svg:x="1.381cm" svg:y="16.494cm">
          <text:p text:style-name="P2">Parameter fisik</text:p>
          <text:p text:style-name="P2"><text:s/>Jembatan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8.255cm" svg:height="3.302cm" svg:x="17.51cm" svg:y="15.732cm">
          <text:p text:style-name="P2">Tampilan:</text:p>
          <text:p text:style-name="P2">Tingkat kesehatan jembatan</text:p>
          <text:p text:style-name="P2">,Mode shape jembatan</text:p>
          <text:p text:style-name="P2">,sKapasitas jembatan</text:p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35cm" svg:height="1.778cm" svg:x="14.081cm" svg:y="3.921cm">
          <text:p text:style-name="P2">Permintaan data ke server</text:p>
          <text:p text:style-name="P2">Tingkat kesehatan jembatan</text:p>
          <text:p text:style-name="P2">,Mode shape jembatan</text:p>
          <text:p text:style-name="P2">,Kapasitas jembatan</text:p>
          <text:p text:style-name="P2"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9.636cm" svg:y1="6.95cm" svg:x2="9.636cm" svg:y2="2.905cm">
          <text:p/>
        </draw:line>
        <draw:custom-shape draw:style-name="gr4" draw:text-style-name="P1" draw:layer="layout" svg:width="6.35cm" svg:height="1.778cm" svg:x="2.883cm" svg:y="3.704cm">
          <text:p text:style-name="P2">Parameter fisik</text:p>
          <text:p text:style-name="P2">Jembatan ke server</text:p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8.001cm" svg:height="3.683cm" svg:x="7.985cm" svg:y="15.986cm">
          <text:p text:style-name="P4">Permintaan data</text:p>
          <text:p text:style-name="P4">Tingkat kesehatan jembatan</text:p>
          <text:p text:style-name="P4">,Mode shape jembatan</text:p>
          <text:p text:style-name="P2">,Kapasitas jembatan</text:p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5.588cm" svg:height="1.524cm" svg:x="8.493cm" svg:y="9.377cm">
          <text:p text:style-name="P2">Aplikasi Web</text:p>
          <draw:enhanced-geometry svg:viewBox="0 0 21600 21600" draw:type="rectangle" draw:enhanced-path="M 0 0 L 21600 0 21600 21600 0 21600 0 0 Z N"/>
        </draw:custom-shape>
        <draw:custom-shape draw:style-name="gr7" draw:text-style-name="P1" xml:id="id5" draw:id="id5" draw:layer="layout" svg:width="5.588cm" svg:height="1.524cm" svg:x="12.684cm" svg:y="12.06cm">
          <text:p text:style-name="P2">Display</text:p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5.588cm" svg:height="1.524cm" svg:x="4.302cm" svg:y="12.06cm">
          <text:p text:style-name="P2">User Input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1.985cm" svg:y1="15.986cm" svg:x2="9.89cm" svg:y2="12.822cm" draw:start-shape="id1" draw:start-glue-point="0" draw:end-shape="id2" draw:end-glue-point="1" svg:d="M11985 15986v-3164h-2095" svg:viewBox="0 0 2096 3165">
          <text:p/>
        </draw:connector>
        <draw:connector draw:style-name="gr5" draw:text-style-name="P3" draw:layer="layout" svg:x1="6.207cm" svg:y1="17.383cm" svg:x2="7.096cm" svg:y2="13.584cm" draw:start-shape="id3" draw:start-glue-point="1" draw:end-shape="id2" draw:end-glue-point="2" svg:d="M6207 17383h889v-3799" svg:viewBox="0 0 890 3800">
          <text:p/>
        </draw:connector>
        <draw:connector draw:style-name="gr5" draw:text-style-name="P3" draw:layer="layout" svg:x1="11.287cm" svg:y1="10.901cm" svg:x2="15.478cm" svg:y2="12.06cm" draw:start-shape="id4" draw:start-glue-point="2" draw:end-shape="id5" draw:end-glue-point="0" svg:d="M11287 10901v580h4191v579" svg:viewBox="0 0 4192 1160">
          <text:p/>
        </draw:connector>
        <draw:connector draw:style-name="gr5" draw:text-style-name="P3" draw:layer="layout" svg:x1="7.096cm" svg:y1="12.06cm" svg:x2="8.493cm" svg:y2="10.139cm" draw:start-shape="id2" draw:start-glue-point="0" draw:end-shape="id4" draw:end-glue-point="3" svg:d="M7096 12060v-1921h1397" svg:viewBox="0 0 1398 1922">
          <text:p/>
        </draw:connector>
        <draw:connector draw:style-name="gr5" draw:text-style-name="P3" draw:layer="layout" draw:line-skew="0.64cm" svg:x1="15.478cm" svg:y1="13.584cm" svg:x2="21.637cm" svg:y2="15.732cm" draw:start-shape="id5" draw:start-glue-point="2" draw:end-shape="id6" draw:end-glue-point="0" svg:d="M15478 13584v1709h6159v439" svg:viewBox="0 0 6160 2149">
          <text:p/>
        </draw:connector>
        <draw:custom-shape draw:style-name="gr8" draw:text-style-name="P5" xml:id="id7" draw:id="id7" draw:layer="layout" svg:width="8.001cm" svg:height="3.683cm" svg:x="19.288cm" svg:y="7.261cm">
          <text:p text:style-name="P4">Data dari server:</text:p>
          <text:p text:style-name="P4">Tingkat kesehatan jembatan</text:p>
          <text:p text:style-name="P4">,Mode shape jembatan</text:p>
          <text:p text:style-name="P2">,Kapasitas jembatan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9.288cm" svg:y1="9.102cm" svg:x2="14.081cm" svg:y2="10.139cm" draw:start-shape="id7" draw:start-glue-point="3" draw:end-shape="id4" draw:end-glue-point="1" svg:d="M19288 9102h-2603v1037h-2604" svg:viewBox="0 0 5208 1038">
          <text:p/>
        </draw:connector>
        <draw:custom-shape draw:style-name="gr9" draw:text-style-name="P7" draw:layer="layout" svg:width="15.748cm" svg:height="1.137cm" svg:x="39.1cm" svg:y="19.415cm">
          <text:p text:style-name="P6"><text:span text:style-name="T1">monitorjembatan.my.id/parameter_fisik_baru</text:span></text:p>
          <draw:enhanced-geometry svg:viewBox="0 0 21600 21600" draw:type="rectangle" draw:enhanced-path="M 0 0 L 21600 0 21600 21600 0 21600 0 0 Z N"/>
        </draw:custom-shape>
        <draw:g>
          <draw:custom-shape draw:style-name="gr10" draw:text-style-name="P1" draw:layer="layout" svg:width="15.748cm" svg:height="9.271cm" svg:x="39.1cm" svg:y="19.4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9.398cm" svg:height="6.858cm" svg:x="39.989cm" svg:y="21.066cm">
            <text:p text:style-name="P8"><text:span text:style-name="T2">Nama Jembatan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: </text:span></text:p>
            <text:p text:style-name="P8"><text:span text:style-name="T2">---------------------Box Bea</text:span><text:span text:style-name="T2"><text:tab/></text:span><text:span text:style-name="T2">m-----------------------</text:span></text:p>
            <text:p text:style-name="P8"><text:span text:style-name="T2">PSBB length</text:span><text:span text:style-name="T2"><text:tab/></text:span><text:span text:style-name="T2"><text:tab/></text:span><text:span text:style-name="T2"><text:tab/></text:span><text:span text:style-name="T2"><text:tab/></text:span><text:span text:style-name="T2">(in)</text:span><text:span text:style-name="T2"><text:tab/></text:span><text:span text:style-name="T2">: </text:span></text:p>
            <text:p text:style-name="P8"><text:span text:style-name="T2">Outside Width</text:span><text:span text:style-name="T2"><text:tab/></text:span><text:span text:style-name="T2"><text:tab/></text:span><text:span text:style-name="T2"><text:tab/></text:span><text:span text:style-name="T2"><text:tab/></text:span><text:span text:style-name="T2">(in)</text:span><text:span text:style-name="T2"><text:tab/></text:span><text:span text:style-name="T2">: </text:span></text:p>
            <text:p text:style-name="P8"><text:span text:style-name="T2">Indside Width</text:span><text:span text:style-name="T2"><text:tab/></text:span><text:span text:style-name="T2"><text:tab/></text:span><text:span text:style-name="T2"><text:tab/></text:span><text:span text:style-name="T2"><text:tab/></text:span><text:span text:style-name="T2">(in)</text:span><text:span text:style-name="T2"><text:tab/></text:span><text:span text:style-name="T2">: </text:span></text:p>
            <text:p text:style-name="P8"><text:span text:style-name="T2">Number of Box Beams</text:span><text:span text:style-name="T2"><text:tab/></text:span><text:span text:style-name="T2"><text:tab/></text:span><text:span text:style-name="T2"><text:tab/></text:span><text:span text:style-name="T2"><text:tab/></text:span><text:span text:style-name="T2">: </text:span></text:p>
            <text:p text:style-name="P8"><text:span text:style-name="T2">Number of Diaphargms</text:span><text:span text:style-name="T2"><text:tab/></text:span><text:span text:style-name="T2"><text:tab/></text:span><text:span text:style-name="T2"><text:tab/></text:span><text:span text:style-name="T2"><text:tab/></text:span><text:span text:style-name="T2">: </text:span></text:p>
            <text:p text:style-name="P8"><text:span text:style-name="T2">Diaphram Thickness</text:span><text:span text:style-name="T2"><text:tab/></text:span><text:span text:style-name="T2"><text:tab/></text:span><text:span text:style-name="T2"><text:tab/></text:span><text:span text:style-name="T2">(in)</text:span><text:span text:style-name="T2"><text:tab/></text:span><text:span text:style-name="T2">: </text:span></text:p>
            <text:p text:style-name="P8"><text:span text:style-name="T2">Box beam End Thickness</text:span><text:span text:style-name="T2"><text:tab/></text:span><text:span text:style-name="T2"><text:tab/></text:span><text:span text:style-name="T2">(in)</text:span><text:span text:style-name="T2"><text:tab/></text:span><text:span text:style-name="T2">: </text:span></text:p>
            <text:p text:style-name="P8"><text:span text:style-name="T2">--------------------Concrete-------------------------</text:span></text:p>
            <text:p text:style-name="P8"><text:span text:style-name="T2">28-Day compressive strength</text:span><text:span text:style-name="T2"><text:tab/></text:span><text:span text:style-name="T2">(psi)</text:span><text:span text:style-name="T2"><text:tab/></text:span><text:span text:style-name="T2">: </text:span></text:p>
            <text:p text:style-name="P8"><text:span text:style-name="T2">Unit Weigh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pcf)</text:span><text:span text:style-name="T2"><text:tab/></text:span><text:span text:style-name="T2">: </text:span></text:p>
            <text:p text:style-name="P8"><text:span text:style-name="T2"/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1" draw:layer="layout" svg:width="3.302cm" svg:height="0.889cm" svg:x="51.265cm" svg:y="27.548cm">
          <text:p text:style-name="P10"><text:span text:style-name="T2">Tombol Kirim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302cm" svg:height="0.889cm" svg:x="47.709cm" svg:y="27.548cm">
          <text:p text:style-name="P10"><text:span text:style-name="T2">Tombol Batal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4.804cm" svg:height="0.653cm" svg:x="49.409cm" svg:y="21.048cm">
          <text:p text:style-name="P12"><text:span text:style-name="T3">{input_box}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4.804cm" svg:height="0.542cm" svg:x="49.409cm" svg:y="22.048cm">
          <text:p text:style-name="P12"><text:span text:style-name="T3">{input_box}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4.804cm" svg:height="0.542cm" svg:x="49.409cm" svg:y="22.604cm">
          <text:p text:style-name="P12"><text:span text:style-name="T3">{input_box}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4.804cm" svg:height="0.542cm" svg:x="49.409cm" svg:y="23.148cm">
          <text:p text:style-name="P12"><text:span text:style-name="T3">{input_box}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4.804cm" svg:height="0.542cm" svg:x="49.409cm" svg:y="23.687cm">
          <text:p text:style-name="P12"><text:span text:style-name="T3">{input_box}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4.804cm" svg:height="0.542cm" svg:x="49.409cm" svg:y="24.23cm">
          <text:p text:style-name="P12"><text:span text:style-name="T3">{input_box}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4.804cm" svg:height="0.542cm" svg:x="49.409cm" svg:y="24.773cm">
          <text:p text:style-name="P12"><text:span text:style-name="T3">{input_box}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4.804cm" svg:height="0.605cm" svg:x="49.409cm" svg:y="25.331cm">
          <text:p text:style-name="P12"><text:span text:style-name="T3">{input_box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4.804cm" svg:height="0.542cm" svg:x="49.396cm" svg:y="26.215cm">
          <text:p text:style-name="P12"><text:span text:style-name="T3">{input_box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4.804cm" svg:height="0.542cm" svg:x="49.409cm" svg:y="26.748cm">
          <text:p text:style-name="P12"><text:span text:style-name="T3">{input_box}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5.748cm" svg:height="7.493cm" svg:x="39.073cm" svg:y="1.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4" draw:layer="layout" svg:width="15.748cm" svg:height="0.762cm" svg:x="39.073cm" svg:y="1.4cm">
            <text:p text:style-name="P6">monitorjembatan.my.id/login</text:p>
            <draw:enhanced-geometry svg:viewBox="0 0 21600 21600" draw:type="rectangle" draw:enhanced-path="M 0 0 L 21600 0 21600 21600 0 21600 0 0 Z N"/>
          </draw:custom-shape>
          <draw:custom-shape draw:style-name="gr17" draw:text-style-name="P15" draw:layer="layout" svg:width="4.445cm" svg:height="1.27cm" svg:x="42.359cm" svg:y="3.686cm">
            <text:p text:style-name="P2"><text:span text:style-name="T4">Nama pengguna</text:span><text:span text:style-name="T4"><text:tab/></text:span><text:span text:style-name="T4">:</text:span></text:p>
            <text:p text:style-name="P2"><text:span text:style-name="T4"/></text:p>
            <text:p text:style-name="P6"><text:span text:style-name="T4">Kata sandi</text:span><text:span text:style-name="T4"><text:tab/></text:span><text:span text:style-name="T4"><text:tab/></text:span><text:span text:style-name="T4">: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5" draw:layer="layout" svg:width="4.445cm" svg:height="0.889cm" svg:x="47.185cm" svg:y="3.305cm">
            <text:p text:style-name="P2"><text:span text:style-name="T4">{input_box}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5" draw:layer="layout" svg:width="4.445cm" svg:height="0.889cm" svg:x="47.185cm" svg:y="4.448cm">
            <text:p text:style-name="P2"><text:span text:style-name="T4">{input_box}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5" draw:layer="layout" svg:width="4.445cm" svg:height="0.889cm" svg:x="44.661cm" svg:y="6.48cm">
            <text:p text:style-name="P2"><text:span text:style-name="T4">Tombol Masuk</text:span></text:p>
            <draw:enhanced-geometry svg:viewBox="0 0 21600 21600" draw:type="rectangle" draw:enhanced-path="M 0 0 L 21600 0 21600 21600 0 21600 0 0 Z N"/>
          </draw:custom-shape>
        </draw:g>
        <draw:custom-shape draw:style-name="gr19" draw:text-style-name="P16" draw:layer="layout" svg:width="15.748cm" svg:height="0.88cm" svg:x="39.1cm" svg:y="9.236cm">
          <text:p text:style-name="P6"><text:span text:style-name="T5">monitorjembatan.my.id/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5.748cm" svg:height="9.925cm" svg:x="39.1cm" svg:y="9.2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7" draw:layer="layout" svg:width="4.445cm" svg:height="1.467cm" svg:x="42.329cm" svg:y="10.41cm">
          <text:p text:style-name="P2"><text:span text:style-name="T6">Nama Jembatan 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4.445cm" svg:height="1.027cm" svg:x="47.328cm" svg:y="10.556cm">
          <text:p text:style-name="P2"><text:span text:style-name="T4">{input_box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6.35cm" svg:height="5.228cm" svg:x="47.182cm" svg:y="12.049cm">
          <text:p text:style-name="P10"><text:span text:style-name="T2">Indeks Kesehatan: {output}</text:span></text:p>
          <text:p text:style-name="P10"><text:span text:style-name="T2">Kapasitas</text:span><text:span text:style-name="T2"><text:tab/></text:span><text:span text:style-name="T2"><text:tab/></text:span><text:span text:style-name="T2"> : {output}</text:span></text:p>
          <text:p text:style-name="P10"><text:span text:style-name="T2">Saran tindakan</text:span><text:span text:style-name="T2"><text:tab/></text:span><text:span text:style-name="T2"> : “</text:span></text:p>
          <text:p text:style-name="P10"><text:span text:style-name="T2"/></text:p>
          <text:p text:style-name="P10"><text:span text:style-name="T2"/></text:p>
          <text:p text:style-name="P10"><text:span text:style-name="T2"><text:s text:c="16"/></text:span><text:span text:style-name="T2">{output}</text:span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2">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35cm" svg:height="5.249cm" svg:x="40.116cm" svg:y="12.028cm">
          <text:p text:style-name="P2"><text:span text:style-name="T7">GRAFIK</text:span></text:p>
          <text:p text:style-name="P2"><text:span text:style-name="T7">SHAPE</text:span></text:p>
          <text:p text:style-name="P2"><text:span text:style-name="T7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6.35cm" svg:height="1.027cm" svg:x="47.201cm" svg:y="17.791cm">
          <text:p text:style-name="P10"><text:span text:style-name="T2">Tombol Buat Parameter Fisi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6.35cm" svg:height="1.027cm" svg:x="40.216cm" svg:y="17.807cm">
          <text:p text:style-name="P12"><text:span text:style-name="T2">Tombol Kelu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5.588cm" svg:height="1.524cm" svg:x="8.52cm" svg:y="6.988cm">
          <text:p text:style-name="P2">Jaringan Internet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2.938cm" svg:y1="6.969cm" svg:x2="12.938cm" svg:y2="2.924cm">
          <text:p/>
        </draw:line>
        <draw:line draw:style-name="gr26" draw:text-style-name="P3" draw:layer="layout" svg:x1="9.636cm" svg:y1="8.493cm" svg:x2="9.636cm" svg:y2="9.355cm">
          <text:p/>
        </draw:line>
        <draw:line draw:style-name="gr26" draw:text-style-name="P3" draw:layer="layout" svg:x1="12.938cm" svg:y1="8.52cm" svg:x2="12.938cm" svg:y2="9.38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justify" fo:text-indent="0cm" style:text-autospace="ideograph-alpha"/>
      <style:text-properties fo:font-size="12pt" fo:language="id" fo:country="ID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11T20:05:33.045000000</meta:creation-date>
    <dc:date>2020-08-05T14:24:22.226000000</dc:date>
    <meta:editing-duration>PT1H50M</meta:editing-duration>
    <meta:editing-cycles>12</meta:editing-cycles>
    <meta:generator>LibreOffice/6.4.3.2$Windows_X86_64 LibreOffice_project/747b5d0ebf89f41c860ec2a39efd7cb15b54f2d8</meta:generator>
    <meta:document-statistic meta:object-count="52"/>
  </office:meta>
</office:document-meta>
</file>